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Standard">
      <style:text-properties officeooo:paragraph-rsid="001c2594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6" style:family="paragraph" style:parent-style-name="Header">
      <style:text-properties fo:language="zxx" fo:country="none" style:language-asian="zxx" style:country-asian="none"/>
    </style:style>
    <style:style style:name="P7" style:family="paragraph" style:parent-style-name="Header">
      <style:paragraph-properties style:snap-to-layout-grid="false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9" style:family="paragraph" style:parent-style-name="Heading_20_1" style:list-style-name="">
      <style:paragraph-properties fo:orphans="2" fo:widows="2"/>
    </style:style>
    <style:style style:name="P20" style:family="paragraph" style:parent-style-name="Heading_20_1" style:master-page-name="First_20_Page">
      <style:paragraph-properties style:page-number="auto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Standard" style:list-style-name="L3"/>
    <style:style style:name="P24" style:family="paragraph" style:parent-style-name="Standard" style:list-style-name="L3">
      <style:text-properties style:font-name="Times New Roman1"/>
    </style:style>
    <style:style style:name="P25" style:family="paragraph" style:parent-style-name="Standard">
      <style:text-properties officeooo:paragraph-rsid="001c2594"/>
    </style:style>
    <style:style style:name="P2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0" style:family="paragraph" style:parent-style-name="Heading_20_2" style:list-style-name="">
      <style:paragraph-properties fo:orphans="2" fo:widows="2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3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8" style:family="text">
      <style:text-properties officeooo:rsid="002c7ff0"/>
    </style:style>
    <style:style style:name="T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75001680" text:id="ct75001680">
          <text:deletion>
            <office:change-info>
              <dc:creator>Jim Kueneman</dc:creator>
              <dc:date>2015-02-07T20:38:00</dc:date>
            </office:change-info>
            <text:p text:style-name="Standard">specification</text:p>
          </text:deletion>
        </text:changed-region>
        <text:changed-region xml:id="ct75534208" text:id="ct75534208">
          <text:insertion>
            <office:change-info>
              <dc:creator>Jim Kueneman</dc:creator>
              <dc:date>2015-02-07T20:39:00</dc:date>
            </office:change-info>
          </text:insertion>
        </text:changed-region>
        <text:changed-region xml:id="ct60347440" text:id="ct60347440">
          <text:insertion>
            <office:change-info>
              <dc:creator>Jim Kueneman</dc:creator>
              <dc:date>2015-02-07T20:38:00</dc:date>
            </office:change-info>
          </text:insertion>
        </text:changed-region>
        <text:changed-region xml:id="ct75734000" text:id="ct75734000">
          <text:deletion>
            <office:change-info>
              <dc:creator>Jim Kueneman</dc:creator>
              <dc:date>2015-02-07T20:38:00</dc:date>
            </office:change-info>
            <text:p text:style-name="Standard">specification</text:p>
          </text:deletion>
        </text:changed-region>
        <text:changed-region xml:id="ct75001408" text:id="ct75001408">
          <text:insertion>
            <office:change-info>
              <dc:creator>Jim Kueneman</dc:creator>
              <dc:date>2015-02-07T20:39:00</dc:date>
            </office:change-info>
          </text:insertion>
        </text:changed-region>
        <text:changed-region xml:id="ct75734560" text:id="ct75734560">
          <text:insertion>
            <office:change-info>
              <dc:creator>Jim Kueneman</dc:creator>
              <dc:date>2015-02-07T20:38:00</dc:date>
            </office:change-info>
          </text:insertion>
        </text:changed-region>
        <text:changed-region xml:id="ct75734752" text:id="ct75734752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93719792" text:id="ct93719792">
          <text:deletion>
            <office:change-info>
              <dc:creator>Stuart Baker</dc:creator>
              <dc:date>2015-02-07T01:18:00</dc:date>
            </office:change-info>
            <text:p text:style-name="Standard">-CAN</text:p>
          </text:deletion>
        </text:changed-region>
        <text:changed-region xml:id="ct93720144" text:id="ct93720144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93720528" text:id="ct93720528">
          <text:deletion>
            <office:change-info>
              <dc:creator>Stuart Baker</dc:creator>
              <dc:date>2015-02-07T01:18:00</dc:date>
            </office:change-info>
            <text:p text:style-name="Standard"><text:s/>… Specification, which specifies …</text:p>
          </text:deletion>
        </text:changed-region>
        <text:changed-region xml:id="ct93720720" text:id="ct93720720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93720912" text:id="ct93720912">
          <text:deletion>
            <office:change-info>
              <dc:creator>Stuart Baker</dc:creator>
              <dc:date>2015-02-07T01:18:00</dc:date>
            </office:change-info>
            <text:p text:style-name="Standard"/>
            <text:p text:style-name="Standard">For more information on format and presentation, see: </text:p>
          </text:deletion>
        </text:changed-region>
        <text:changed-region xml:id="ct75677856" text:id="ct75677856">
          <text:insertion>
            <office:change-info>
              <dc:creator>Stuart Baker</dc:creator>
              <dc:date>2015-02-06T23:35:00</dc:date>
            </office:change-info>
          </text:insertion>
        </text:changed-region>
        <text:changed-region xml:id="ct74734128" text:id="ct74734128">
          <text:deletion>
            <office:change-info>
              <dc:creator>Stuart Baker</dc:creator>
              <dc:date>2015-02-06T23:53:00</dc:date>
            </office:change-info>
            <text:p text:style-name="Standard">OpenLCB Common Information Technical Note</text:p>
          </text:deletion>
        </text:changed-region>
        <text:changed-region xml:id="ct74734320" text:id="ct74734320">
          <text:insertion>
            <office:change-info>
              <dc:creator>Stuart Baker</dc:creator>
              <dc:date>2015-02-06T23:53:00</dc:date>
            </office:change-info>
          </text:insertion>
        </text:changed-region>
        <text:changed-region xml:id="ct75678512" text:id="ct75678512">
          <text:insertion>
            <office:change-info>
              <dc:creator>Stuart Baker</dc:creator>
              <dc:date>2015-02-06T23:54:00</dc:date>
            </office:change-info>
          </text:insertion>
        </text:changed-region>
        <text:changed-region xml:id="ct75678752" text:id="ct75678752">
          <text:insertion>
            <office:change-info>
              <dc:creator>Stuart Baker</dc:creator>
              <dc:date>2015-02-06T23:56:00</dc:date>
            </office:change-info>
          </text:insertion>
        </text:changed-region>
        <text:changed-region xml:id="ct75678944" text:id="ct75678944">
          <text:insertion>
            <office:change-info>
              <dc:creator>Stuart Baker</dc:creator>
              <dc:date>2015-02-06T23:57:00</dc:date>
            </office:change-info>
          </text:insertion>
        </text:changed-region>
        <text:changed-region xml:id="ct93728432" text:id="ct93728432">
          <text:insertion>
            <office:change-info>
              <dc:creator>Stuart Baker</dc:creator>
              <dc:date>2015-02-06T23:58:00</dc:date>
            </office:change-info>
          </text:insertion>
        </text:changed-region>
        <text:changed-region xml:id="ct75780672" text:id="ct75780672">
          <text:deletion>
            <office:change-info>
              <dc:creator>Stuart Baker</dc:creator>
              <dc:date>2015-02-06T23:55:00</dc:date>
            </office:change-info>
            <text:p text:style-name="Standard"><text:s/>(node ID) </text:p>
          </text:deletion>
        </text:changed-region>
        <text:changed-region xml:id="ct75679136" text:id="ct75679136">
          <text:insertion>
            <office:change-info>
              <dc:creator>Stuart Baker</dc:creator>
              <dc:date>2015-02-06T23:55:00</dc:date>
            </office:change-info>
          </text:insertion>
        </text:changed-region>
        <text:changed-region xml:id="ct75504592" text:id="ct75504592">
          <text:deletion>
            <office:change-info>
              <dc:creator>Stuart Baker</dc:creator>
              <dc:date>2015-02-06T23:55:00</dc:date>
            </office:change-info>
            <text:p text:style-name="Standard"><text:s/></text:p>
          </text:deletion>
        </text:changed-region>
        <text:changed-region xml:id="ct75246336" text:id="ct75246336">
          <text:insertion>
            <office:change-info>
              <dc:creator>Stuart Baker</dc:creator>
              <dc:date>2015-02-06T23:55:00</dc:date>
            </office:change-info>
          </text:insertion>
        </text:changed-region>
        <text:changed-region xml:id="ct75000352" text:id="ct75000352">
          <text:insertion>
            <office:change-info>
              <dc:creator>Stuart Baker</dc:creator>
              <dc:date>2015-02-06T23:56:00</dc:date>
            </office:change-info>
          </text:insertion>
        </text:changed-region>
        <text:changed-region xml:id="ct74744048" text:id="ct74744048">
          <text:insertion>
            <office:change-info>
              <dc:creator>Stuart Baker</dc:creator>
              <dc:date>2015-02-06T23:58:00</dc:date>
            </office:change-info>
          </text:insertion>
        </text:changed-region>
        <text:changed-region xml:id="ct75246624" text:id="ct75246624">
          <text:insertion>
            <office:change-info>
              <dc:creator>Stuart Baker</dc:creator>
              <dc:date>2015-02-06T23:59:00</dc:date>
            </office:change-info>
          </text:insertion>
        </text:changed-region>
        <text:changed-region xml:id="ct75246816" text:id="ct75246816">
          <text:deletion>
            <office:change-info>
              <dc:creator>Stuart Baker</dc:creator>
              <dc:date>2015-02-07</dc:date>
            </office:change-info>
            <text:p text:style-name="P1"/>
            <text:p text:style-name="P1">OpenLCB event IDs shall include one or more 1 bits.</text:p>
          </text:deletion>
        </text:changed-region>
        <text:changed-region xml:id="ct54090928" text:id="ct54090928">
          <text:deletion>
            <office:change-info>
              <dc:creator>Stuart Baker</dc:creator>
              <dc:date>2015-02-08T12:56:00</dc:date>
            </office:change-info>
            <text:p text:style-name="P1"><text:s/></text:p>
          </text:deletion>
        </text:changed-region>
        <text:changed-region xml:id="ct75143168" text:id="ct75143168">
          <text:insertion>
            <office:change-info>
              <dc:creator>Stuart Baker</dc:creator>
              <dc:date>2015-02-08T12:56:00</dc:date>
            </office:change-info>
          </text:insertion>
        </text:changed-region>
        <text:changed-region xml:id="ct93746192" text:id="ct93746192">
          <text:insertion>
            <office:change-info>
              <dc:creator>Stuart Baker</dc:creator>
              <dc:date>2015-02-06T21:30:00</dc:date>
            </office:change-info>
          </text:insertion>
        </text:changed-region>
        <text:changed-region xml:id="ct74996640" text:id="ct7499664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4996896" text:id="ct74996896">
          <text:deletion>
            <office:change-info>
              <dc:creator>Stuart Baker</dc:creator>
              <dc:date>2015-02-06T21:46:00</dc:date>
            </office:change-info>
            <text:h text:style-name="Heading_20_2" text:outline-level="2"/>
            <text:p text:style-name="Standard"/>
            <text:h text:style-name="Heading_20_2" text:outline-level="2"/>
          </text:deletion>
        </text:changed-region>
        <text:changed-region xml:id="ct75426688" text:id="ct7542668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4683728" text:id="ct7468372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4684256" text:id="ct74684256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93790160" text:id="ct93790160">
          <text:insertion>
            <office:change-info>
              <dc:creator>Stuart Baker</dc:creator>
              <dc:date>2015-02-06T23:22:00</dc:date>
            </office:change-info>
          </text:insertion>
        </text:changed-region>
        <text:changed-region xml:id="ct93790352" text:id="ct93790352">
          <text:insertion>
            <office:change-info>
              <dc:creator>Stuart Baker</dc:creator>
              <dc:date>2015-02-06T23:23:00</dc:date>
            </office:change-info>
          </text:insertion>
        </text:changed-region>
        <text:changed-region xml:id="ct93790544" text:id="ct9379054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93790960" text:id="ct9379096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5284544" text:id="ct7528454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93788880" text:id="ct9378888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5285280" text:id="ct7528528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5286752" text:id="ct75286752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4684448" text:id="ct7468444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5286944" text:id="ct7528694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5602368" text:id="ct7560236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5602736" text:id="ct75602736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5603008" text:id="ct7560300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75603376" text:id="ct75603376">
          <text:insertion>
            <office:change-info>
              <dc:creator>Stuart Baker</dc:creator>
              <dc:date>2015-02-06T23:15:00</dc:date>
            </office:change-info>
          </text:insertion>
        </text:changed-region>
        <text:changed-region xml:id="ct74649744" text:id="ct74649744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74650016" text:id="ct74650016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74651424" text:id="ct74651424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63940560" text:id="ct63940560">
          <text:insertion>
            <office:change-info>
              <dc:creator>Stuart Baker</dc:creator>
              <dc:date>2015-02-07T01:36:00</dc:date>
            </office:change-info>
          </text:insertion>
        </text:changed-region>
        <text:changed-region xml:id="ct87305008" text:id="ct87305008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87304640" text:id="ct87304640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75643056" text:id="ct75643056">
          <text:insertion>
            <office:change-info>
              <dc:creator>Stuart Baker</dc:creator>
              <dc:date>2015-02-06T23:18:00</dc:date>
            </office:change-info>
          </text:insertion>
        </text:changed-region>
        <text:changed-region xml:id="ct75642320" text:id="ct75642320">
          <text:insertion>
            <office:change-info>
              <dc:creator>Stuart Baker</dc:creator>
              <dc:date>2015-02-07T01:27:00</dc:date>
            </office:change-info>
          </text:insertion>
        </text:changed-region>
        <text:changed-region xml:id="ct75285472" text:id="ct75285472">
          <text:insertion>
            <office:change-info>
              <dc:creator>Stuart Baker</dc:creator>
              <dc:date>2015-02-07T01:28:00</dc:date>
            </office:change-info>
          </text:insertion>
        </text:changed-region>
        <text:changed-region xml:id="ct53533120" text:id="ct53533120">
          <text:insertion>
            <office:change-info>
              <dc:creator>Stuart Baker</dc:creator>
              <dc:date>2015-02-07T03:04:00</dc:date>
            </office:change-info>
          </text:insertion>
        </text:changed-region>
        <text:changed-region xml:id="ct93727904" text:id="ct93727904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93728096" text:id="ct93728096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75226880" text:id="ct75226880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75227072" text:id="ct75227072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75227536" text:id="ct75227536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75603568" text:id="ct75603568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75229056" text:id="ct75229056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75228144" text:id="ct75228144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75227920" text:id="ct75227920">
          <text:insertion>
            <office:change-info>
              <dc:creator>Stuart Baker</dc:creator>
              <dc:date>2015-02-07T03:04:00</dc:date>
            </office:change-info>
          </text:insertion>
        </text:changed-region>
        <text:changed-region xml:id="ct75426432" text:id="ct75426432">
          <text:insertion>
            <office:change-info>
              <dc:creator>Stuart Baker</dc:creator>
              <dc:date>2015-02-06T23:19:00</dc:date>
            </office:change-info>
          </text:insertion>
        </text:changed-region>
        <text:changed-region xml:id="ct75630288" text:id="ct75630288">
          <text:deletion>
            <office:change-info>
              <dc:creator>Stuart Baker</dc:creator>
              <dc:date>2015-02-06T22:51:00</dc:date>
            </office:change-info>
            <text:h text:style-name="P2" text:outline-level="2">The </text:h>
          </text:deletion>
        </text:changed-region>
        <text:changed-region xml:id="ct93746464" text:id="ct93746464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75183008" text:id="ct75183008">
          <text:insertion>
            <office:change-info>
              <dc:creator>Stuart Baker</dc:creator>
              <dc:date>2015-02-06T22:10:00</dc:date>
            </office:change-info>
          </text:insertion>
        </text:changed-region>
        <text:changed-region xml:id="ct75183200" text:id="ct75183200">
          <text:deletion>
            <office:change-info>
              <dc:creator>Stuart Baker</dc:creator>
              <dc:date>2015-02-06T22:51:00</dc:date>
            </office:change-info>
            <text:h text:style-name="P2" text:outline-level="2">a</text:h>
          </text:deletion>
        </text:changed-region>
        <text:changed-region xml:id="ct75183392" text:id="ct75183392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75183584" text:id="ct75183584">
          <text:deletion>
            <office:change-info>
              <dc:creator>Stuart Baker</dc:creator>
              <dc:date>2015-02-06T22:51:00</dc:date>
            </office:change-info>
            <text:h text:style-name="P2" text:outline-level="2">r</text:h>
          </text:deletion>
        </text:changed-region>
        <text:changed-region xml:id="ct75183776" text:id="ct75183776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75184160" text:id="ct75184160">
          <text:deletion>
            <office:change-info>
              <dc:creator>Stuart Baker</dc:creator>
              <dc:date>2015-02-06T22:51:00</dc:date>
            </office:change-info>
            <text:h text:style-name="P2" text:outline-level="2"><text:s/>range</text:h>
          </text:deletion>
        </text:changed-region>
        <text:changed-region xml:id="ct75183968" text:id="ct75183968">
          <text:deletion>
            <office:change-info>
              <dc:creator>Stuart Baker</dc:creator>
              <dc:date>2015-02-06T22:09:00</dc:date>
            </office:change-info>
            <text:h text:style-name="P2" text:outline-level="2"><text:s/></text:h>
          </text:deletion>
        </text:changed-region>
        <text:changed-region xml:id="ct75227728" text:id="ct75227728">
          <text:insertion>
            <office:change-info>
              <dc:creator>Stuart Baker</dc:creator>
              <dc:date>2015-02-06T21:47:00</dc:date>
            </office:change-info>
          </text:insertion>
        </text:changed-region>
        <text:changed-region xml:id="ct75603776" text:id="ct75603776">
          <text:insertion>
            <office:change-info>
              <dc:creator>Stuart Baker</dc:creator>
              <dc:date>2015-02-06T21:47:00</dc:date>
            </office:change-info>
          </text:insertion>
        </text:changed-region>
        <text:changed-region xml:id="ct87117216" text:id="ct87117216">
          <text:deletion>
            <office:change-info>
              <dc:creator>Stuart Baker</dc:creator>
              <dc:date>2015-02-06T23:23:00</dc:date>
            </office:change-info>
            <text:p text:style-name="P3"/>
            <text:p text:style-name="P3"/>
          </text:deletion>
        </text:changed-region>
        <text:changed-region xml:id="ct75173792" text:id="ct75173792">
          <text:insertion>
            <office:change-info>
              <dc:creator>Stuart Baker</dc:creator>
              <dc:date>2015-02-06T23:23:00</dc:date>
            </office:change-info>
          </text:insertion>
        </text:changed-region>
        <text:changed-region xml:id="ct75174160" text:id="ct7517416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202112" text:id="ct7520211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63941664" text:id="ct6394166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173360" text:id="ct7517336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601376" text:id="ct7560137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600640" text:id="ct7560064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202480" text:id="ct7520248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63940992" text:id="ct6394099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5598528" text:id="ct5559852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5598720" text:id="ct5559872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5599136" text:id="ct5559913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5599408" text:id="ct5559940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5599680" text:id="ct5559968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5599952" text:id="ct5559995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5600224" text:id="ct5560022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3717568" text:id="ct5371756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3717952" text:id="ct53717952">
          <text:insertion>
            <office:change-info>
              <dc:creator>Stuart Baker</dc:creator>
              <dc:date>2015-02-06T22:45:00</dc:date>
            </office:change-info>
          </text:insertion>
        </text:changed-region>
        <text:changed-region xml:id="ct53717760" text:id="ct53717760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53719776" text:id="ct53719776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53719120" text:id="ct53719120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53719472" text:id="ct5371947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3719968" text:id="ct5371996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53718384" text:id="ct53718384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53718768" text:id="ct53718768">
          <text:insertion>
            <office:change-info>
              <dc:creator>Stuart Baker</dc:creator>
              <dc:date>2015-02-06T22:45:00</dc:date>
            </office:change-info>
          </text:insertion>
        </text:changed-region>
        <text:changed-region xml:id="ct53718576" text:id="ct53718576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87486736" text:id="ct87486736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87486384" text:id="ct87486384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87485808" text:id="ct87485808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87485568" text:id="ct87485568">
          <text:insertion>
            <office:change-info>
              <dc:creator>Stuart Baker</dc:creator>
              <dc:date>2015-02-07T04:08:00</dc:date>
            </office:change-info>
          </text:insertion>
        </text:changed-region>
        <text:changed-region xml:id="ct87488224" text:id="ct87488224">
          <text:insertion>
            <office:change-info>
              <dc:creator>Stuart Baker</dc:creator>
              <dc:date>2015-02-07T04:08:00</dc:date>
            </office:change-info>
          </text:insertion>
        </text:changed-region>
        <text:changed-region xml:id="ct87486000" text:id="ct87486000">
          <text:insertion>
            <office:change-info>
              <dc:creator>Stuart Baker</dc:creator>
              <dc:date>2015-02-07T04:08:00</dc:date>
            </office:change-info>
          </text:insertion>
        </text:changed-region>
        <text:changed-region xml:id="ct87487040" text:id="ct87487040">
          <text:insertion>
            <office:change-info>
              <dc:creator>Stuart Baker</dc:creator>
              <dc:date>2015-02-07T04:09:00</dc:date>
            </office:change-info>
          </text:insertion>
        </text:changed-region>
        <text:changed-region xml:id="ct87487776" text:id="ct8748777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305888" text:id="ct75305888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87487552" text:id="ct87487552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75239776" text:id="ct75239776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75308576" text:id="ct7530857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302080" text:id="ct7530208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75238304" text:id="ct75238304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75459184" text:id="ct75459184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75458384" text:id="ct7545838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134656" text:id="ct7513465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93782960" text:id="ct9378296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93783696" text:id="ct93783696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75458752" text:id="ct7545875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459856" text:id="ct7545985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87118256" text:id="ct8711825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93783328" text:id="ct93783328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75239040" text:id="ct7523904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75134288" text:id="ct7513428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75301344" text:id="ct75301344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75459488" text:id="ct75459488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74650944" text:id="ct74650944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75135024" text:id="ct75135024">
          <text:insertion>
            <office:change-info>
              <dc:creator>Stuart Baker</dc:creator>
              <dc:date>2015-02-07T00:43:00</dc:date>
            </office:change-info>
          </text:insertion>
        </text:changed-region>
        <text:changed-region xml:id="ct75717632" text:id="ct75717632">
          <text:deletion>
            <office:change-info>
              <dc:creator>Stuart Baker</dc:creator>
              <dc:date>2015-02-06T22:47:00</dc:date>
            </office:change-info>
            <text:h text:style-name="P2" text:outline-level="2"/>
            <text:h text:style-name="Heading_20_2" text:outline-level="2"/>
          </text:deletion>
        </text:changed-region>
        <text:changed-region xml:id="ct87117520" text:id="ct87117520">
          <text:deletion>
            <office:change-info>
              <dc:creator>Stuart Baker</dc:creator>
              <dc:date>2015-02-06T22:51:00</dc:date>
            </office:change-info>
            <text:h text:style-name="Heading_20_2" text:outline-level="2">The w</text:h>
          </text:deletion>
        </text:changed-region>
        <text:changed-region xml:id="ct87117888" text:id="ct87117888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75602000" text:id="ct75602000">
          <text:deletion>
            <office:change-info>
              <dc:creator>Stuart Baker</dc:creator>
              <dc:date>2015-02-06T22:51:00</dc:date>
            </office:change-info>
            <text:h text:style-name="Heading_20_2" text:outline-level="2">k</text:h>
          </text:deletion>
        </text:changed-region>
        <text:changed-region xml:id="ct74650432" text:id="ct74650432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75719136" text:id="ct75719136">
          <text:deletion>
            <office:change-info>
              <dc:creator>Stuart Baker</dc:creator>
              <dc:date>2015-02-06T22:10:00</dc:date>
            </office:change-info>
            <text:h text:style-name="Heading_20_2" text:outline-level="2">.</text:h>
          </text:deletion>
        </text:changed-region>
        <text:changed-region xml:id="ct75718944" text:id="ct75718944">
          <text:deletion>
            <office:change-info>
              <dc:creator>Stuart Baker</dc:creator>
              <dc:date>2015-02-06T22:21:00</dc:date>
            </office:change-info>
            <text:h text:style-name="Heading_20_2" text:outline-level="2"><text:s/>range</text:h>
          </text:deletion>
        </text:changed-region>
        <text:changed-region xml:id="ct75718752" text:id="ct75718752">
          <text:deletion>
            <office:change-info>
              <dc:creator>Stuart Baker</dc:creator>
              <dc:date>2015-02-06T22:10:00</dc:date>
            </office:change-info>
            <text:h text:style-name="Heading_20_2" text:outline-level="2">, which includes the automatically-routed range as a subset</text:h>
          </text:deletion>
        </text:changed-region>
        <text:changed-region xml:id="ct74651184" text:id="ct74651184">
          <text:insertion>
            <office:change-info>
              <dc:creator>Stuart Baker</dc:creator>
              <dc:date>2015-02-07T02:27:00</dc:date>
            </office:change-info>
          </text:insertion>
        </text:changed-region>
        <text:changed-region xml:id="ct75202848" text:id="ct75202848">
          <text:insertion>
            <office:change-info>
              <dc:creator>Stuart Baker</dc:creator>
              <dc:date>2015-02-06T22:17:00</dc:date>
            </office:change-info>
          </text:insertion>
        </text:changed-region>
        <text:changed-region xml:id="ct75286464" text:id="ct75286464">
          <text:deletion>
            <office:change-info>
              <dc:creator>Stuart Baker</dc:creator>
              <dc:date>2015-02-07T04:09:00</dc:date>
            </office:change-info>
            <text:p text:style-name="P4">Below this is just a collection of pieces from other docs right now.</text:p>
          </text:deletion>
        </text:changed-region>
        <text:changed-region xml:id="ct75092672" text:id="ct75092672">
          <text:deletion>
            <office:change-info>
              <dc:creator>Stuart Baker</dc:creator>
              <dc:date>2015-02-07T04:12:00</dc:date>
            </office:change-info>
            <text:p text:style-name="P4"/>
            <text:p text:style-name="P4"/>
          </text:deletion>
        </text:changed-region>
        <text:changed-region xml:id="ct93778912" text:id="ct93778912">
          <text:deletion>
            <office:change-info>
              <dc:creator>Stuart Baker</dc:creator>
              <dc:date>2015-02-06T23:19:00</dc:date>
            </office:change-info>
            <text:p text:style-name="P4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Introduction (Informative)</text:h>
      <text:p text:style-name="Standard">This <text:change text:change-id="ct75001680"/><text:change-start text:change-id="ct75534208"/>S<text:change-end text:change-id="ct75534208"/><text:change-start text:change-id="ct60347440"/><text:span text:style-name="T6">tandard</text:span><text:change-end text:change-id="ct60347440"/>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<text:change text:change-id="ct75734000"/><text:change-start text:change-id="ct75001408"/>S<text:change-end text:change-id="ct75001408"/><text:change-start text:change-id="ct75734560"/><text:span text:style-name="T6">tandard</text:span><text:change-end text:change-id="ct75734560"/> is in the context of the <text:change-start text:change-id="ct75734752"/>following <text:change-end text:change-id="ct75734752"/>OpenLCB<text:change text:change-id="ct93719792"/><text:change-start text:change-id="ct93720144"/> Standards<text:change-end text:change-id="ct93720144"/><text:change text:change-id="ct93720528"/><text:change-start text:change-id="ct93720720"/>:<text:change-end text:change-id="ct93720720"/><text:change text:change-id="ct93720912"/></text:p>
      <text:list xml:id="list2176392127675350076" text:style-name="L3">
        <text:list-item>
          <text:p text:style-name="P24"><text:change-start text:change-id="ct75677856"/>The Message Network Standard, which <text:span text:style-name="T7">defines the basic messages and how they interact. Higher-level protocols are based on this message network, but are defined elsewhere.</text:span></text:p>
        </text:list-item>
        <text:list-item>
          <text:p text:style-name="P23"><text:change-end text:change-id="ct75677856"/><text:change text:change-id="ct74734128"/><text:change-start text:change-id="ct74734320"/>The Event Transport Standard, which defines t<text:change-end text:change-id="ct74734320"/><text:change-start text:change-id="ct75678512"/>he protocol for transporting events.<text:change-end text:change-id="ct75678512"/><text:change-start text:change-id="ct75678752"/></text:p>
        </text:list-item>
        <text:list-item>
          <text:p text:style-name="P23">The Unique Identifier<text:change-end text:change-id="ct75678752"/><text:change-start text:change-id="ct75678944"/>s Standard witch defines the <text:change-end text:change-id="ct75678944"/><text:change-start text:change-id="ct93728432"/>format and allocation of unique 48-bit identifiers.<text:change-end text:change-id="ct93728432"/></text:p>
        </text:list-item>
      </text:list>
      <text:h text:style-name="Heading_20_1" text:outline-level="1">Format</text:h>
      <text:p text:style-name="Standard">An OpenLCB event identifier<text:change text:change-id="ct75780672"/><text:change-start text:change-id="ct75679136"/> <text:change-end text:change-id="ct75679136"/>shall be eight bytes of eight bits each.<text:change text:change-id="ct75504592"/><text:change-start text:change-id="ct75246336"/> <text:s/>Except as specifically noted within this document, the upper <text:change-end text:change-id="ct75246336"/><text:change-start text:change-id="ct75000352"/>6-bytes are represented by <text:change-end text:change-id="ct75000352"/><text:change-start text:change-id="ct74744048"/>a <text:change-end text:change-id="ct74744048"/><text:change-start text:change-id="ct75246624"/>uniquely assigned Node ID.<text:change-end text:change-id="ct75246624"/></text:p>
      <text:p text:style-name="P1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text:change text:change-id="ct75246816"/><text:change text:change-id="ct54090928"/><text:change-start text:change-id="ct75143168"/> <text:s/><text:span text:style-name="T8">Within the tables below, byte 1 is considered the most-significant byte, while byte 6 is considered the least significant byte.</text:span><text:change-end text:change-id="ct75143168"/></text:p>
      <text:h text:style-name="P19" text:outline-level="1"><text:change-start text:change-id="ct93746192"/></text:h>
      <text:h text:style-name="P21" text:outline-level="1"><text:change-end text:change-id="ct93746192"/>Allocation<text:change-start text:change-id="ct74996640"/></text:h>
      <text:h text:style-name="Heading_20_2" text:outline-level="2"><text:bookmark-start text:name="__RefHeading__4550_137083667"/><text:change-end text:change-id="ct74996640"/><text:change text:change-id="ct74996896"/><text:change-start text:change-id="ct75426688"/>Node ID Based<text:bookmark-end text:name="__RefHeading__4550_137083667"/><text:change-end text:change-id="ct75426688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3"><text:change-start text:change-id="ct74683728"/>Value<text:change-end text:change-id="ct74683728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3"><text:change-start text:change-id="ct74684256"/>Suffix<text:change-end text:change-id="ct74684256"/></text:p>
          </table:table-cell>
          <table:covered-table-cell/>
          <table:table-cell table:style-name="Table5.I1" table:number-rows-spanned="2" office:value-type="string">
            <text:p text:style-name="P3"><text:change-start text:change-id="ct93790160"/>Desc<text:change-end text:change-id="ct93790160"/><text:change-start text:change-id="ct93790352"/>ription<text:change-end text:change-id="ct93790352"/></text:p>
          </table:table-cell>
        </table:table-row>
        <table:table-row table:style-name="Table5.1">
          <table:table-cell table:style-name="Table5.A2" office:value-type="string">
            <text:p text:style-name="P3"><text:change-start text:change-id="ct93790544"/>Byte 1<text:change-end text:change-id="ct93790544"/></text:p>
          </table:table-cell>
          <table:table-cell table:style-name="Table5.A2" office:value-type="string">
            <text:p text:style-name="P3"><text:change-start text:change-id="ct93790960"/>Byte 2<text:change-end text:change-id="ct93790960"/></text:p>
          </table:table-cell>
          <table:table-cell table:style-name="Table5.A2" office:value-type="string">
            <text:p text:style-name="P3"><text:change-start text:change-id="ct75284544"/>Byte 3<text:change-end text:change-id="ct75284544"/></text:p>
          </table:table-cell>
          <table:table-cell table:style-name="Table5.A2" office:value-type="string">
            <text:p text:style-name="P3"><text:change-start text:change-id="ct93788880"/>Byte 4<text:change-end text:change-id="ct93788880"/></text:p>
          </table:table-cell>
          <table:table-cell table:style-name="Table5.A2" office:value-type="string">
            <text:p text:style-name="P3"><text:change-start text:change-id="ct75285280"/>Byte 5<text:change-end text:change-id="ct75285280"/></text:p>
          </table:table-cell>
          <table:table-cell table:style-name="Table5.A2" office:value-type="string">
            <text:p text:style-name="P3"><text:change-start text:change-id="ct75286752"/>Byte 6<text:change-end text:change-id="ct75286752"/></text:p>
          </table:table-cell>
          <table:table-cell table:style-name="Table5.A2" office:value-type="string">
            <text:p text:style-name="P3"><text:change-start text:change-id="ct74684448"/>Byte 7<text:change-end text:change-id="ct74684448"/></text:p>
          </table:table-cell>
          <table:table-cell table:style-name="Table5.A2" office:value-type="string">
            <text:p text:style-name="P3"><text:change-start text:change-id="ct75286944"/>Byte 8<text:change-end text:change-id="ct75286944"/>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4"><text:change-start text:change-id="ct75602368"/>6-byte Uniquely Assigned Node ID<text:change-end text:change-id="ct75602368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D5" office:value-type="string">
            <text:p text:style-name="P14"><text:change-start text:change-id="ct75602736"/>*<text:change-end text:change-id="ct75602736"/></text:p>
          </table:table-cell>
          <table:table-cell table:style-name="Table5.D5" office:value-type="string">
            <text:p text:style-name="P14"><text:change-start text:change-id="ct75603008"/>*<text:change-end text:change-id="ct75603008"/></text:p>
          </table:table-cell>
          <table:table-cell table:style-name="Table5.I5" office:value-type="string">
            <text:p text:style-name="Table_20_Contents"><text:change-start text:change-id="ct75603376"/>Assigned Node ID event<text:change-end text:change-id="ct75603376"/></text:p>
          </table:table-cell>
        </table:table-row>
        <table:table-row>
          <table:table-cell table:style-name="Table5.D5" office:value-type="string">
            <text:p text:style-name="P14"><text:change-start text:change-id="ct74649744"/>01<text:change-end text:change-id="ct74649744"/></text:p>
          </table:table-cell>
          <table:table-cell table:style-name="Table5.D5" office:value-type="string">
            <text:p text:style-name="P14"><text:change-start text:change-id="ct74650016"/>01<text:change-end text:change-id="ct74650016"/></text:p>
          </table:table-cell>
          <table:table-cell table:style-name="Table5.D5" office:value-type="string">
            <text:p text:style-name="P14"><text:change-start text:change-id="ct74651424"/>01<text:change-end text:change-id="ct74651424"/></text:p>
          </table:table-cell>
          <table:table-cell table:style-name="Table5.D5" office:value-type="string">
            <text:p text:style-name="P15"><text:change-start text:change-id="ct63940560"/>00<text:change-end text:change-id="ct63940560"/></text:p>
          </table:table-cell>
          <table:table-cell table:style-name="Table5.G5" table:number-columns-spanned="2" office:value-type="string">
            <text:p text:style-name="P15"><text:change-start text:change-id="ct87305008"/>CBUS <text:s text:c="6"/>Node ID<text:change-end text:change-id="ct87305008"/></text:p>
          </table:table-cell>
          <table:covered-table-cell/>
          <table:table-cell table:style-name="Table5.G5" table:number-columns-spanned="2" office:value-type="string">
            <text:p text:style-name="P15"><text:change-start text:change-id="ct87304640"/>CBUS <text:s text:c="11"/>Event ID<text:change-end text:change-id="ct87304640"/></text:p>
          </table:table-cell>
          <table:covered-table-cell/>
          <table:table-cell table:style-name="Table5.I5" office:value-type="string">
            <text:p text:style-name="Table_20_Contents"><text:change-start text:change-id="ct75643056"/>Subset of the assigned Node ID space for CBUS mapped nodes<text:change-end text:change-id="ct75643056"/><text:change-start text:change-id="ct75642320"/>.<text:change-end text:change-id="ct75642320"/><text:change-start text:change-id="ct75285472"/> <text:s/>Node ID is 00.00 for node short events.<text:change-end text:change-id="ct75285472"/><text:change-start text:change-id="ct53533120"/> <text:s/>This range is an ON request.<text:change-end text:change-id="ct53533120"/></text:p>
          </table:table-cell>
        </table:table-row>
        <table:table-row>
          <table:table-cell table:style-name="Table5.D5" office:value-type="string">
            <text:p text:style-name="P14"><text:change-start text:change-id="ct93727904"/>01<text:change-end text:change-id="ct93727904"/></text:p>
          </table:table-cell>
          <table:table-cell table:style-name="Table5.D5" office:value-type="string">
            <text:p text:style-name="P14"><text:change-start text:change-id="ct93728096"/>01<text:change-end text:change-id="ct93728096"/></text:p>
          </table:table-cell>
          <table:table-cell table:style-name="Table5.D5" office:value-type="string">
            <text:p text:style-name="P14"><text:change-start text:change-id="ct75226880"/>01<text:change-end text:change-id="ct75226880"/></text:p>
          </table:table-cell>
          <table:table-cell table:style-name="Table5.D5" office:value-type="string">
            <text:p text:style-name="P15"><text:change-start text:change-id="ct75227072"/>0<text:change-end text:change-id="ct75227072"/><text:change-start text:change-id="ct75227536"/>1<text:change-end text:change-id="ct75227536"/></text:p>
          </table:table-cell>
          <table:table-cell table:style-name="Table5.G5" table:number-columns-spanned="2" office:value-type="string">
            <text:p text:style-name="P15"><text:change-start text:change-id="ct75603568"/>CBUS <text:s text:c="7"/>Node ID<text:change-end text:change-id="ct75603568"/></text:p>
          </table:table-cell>
          <table:covered-table-cell/>
          <table:table-cell table:style-name="Table5.G5" table:number-columns-spanned="2" office:value-type="string">
            <text:p text:style-name="P15"><text:change-start text:change-id="ct75229056"/>CBUS <text:s text:c="8"/>Event ID<text:change-end text:change-id="ct75229056"/></text:p>
          </table:table-cell>
          <table:covered-table-cell/>
          <table:table-cell table:style-name="Table5.I5" office:value-type="string">
            <text:p text:style-name="Table_20_Contents"><text:change-start text:change-id="ct75228144"/>Subset of the assigned Node ID space for CBUS mapped nodes. <text:s/>Node ID is 00.00 for node short events.<text:change-end text:change-id="ct75228144"/><text:change-start text:change-id="ct75227920"/> <text:s/>This range is an OFF request.<text:change-end text:change-id="ct75227920"/></text:p>
          </table:table-cell>
        </table:table-row>
      </table:table>
      <text:p text:style-name="Standard"><text:change-start text:change-id="ct75426432"/></text:p>
      <text:h text:style-name="P2" text:outline-level="2"><text:change-end text:change-id="ct75426432"/><text:change text:change-id="ct75630288"/><text:change-start text:change-id="ct93746464"/>W<text:change-end text:change-id="ct93746464"/><text:change-start text:change-id="ct75183008"/>ell-Known <text:change-end text:change-id="ct75183008"/><text:change text:change-id="ct75183200"/><text:change-start text:change-id="ct75183392"/>A<text:change-end text:change-id="ct75183392"/>utomatically-<text:change text:change-id="ct75183584"/><text:change-start text:change-id="ct75183776"/>R<text:change-end text:change-id="ct75183776"/>outed<text:change text:change-id="ct75184160"/><text:change text:change-id="ct75183968"/></text:h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3"><text:change-start text:change-id="ct75227728"/>Value<text:change-end text:change-id="ct75227728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3"><text:change-start text:change-id="ct75603776"/>Suffix<text:change-end text:change-id="ct75603776"/></text:p>
          </table:table-cell>
          <table:covered-table-cell/>
          <table:table-cell table:style-name="Table2.I1" table:number-rows-spanned="2" office:value-type="string">
            <text:p text:style-name="P3"><text:change text:change-id="ct87117216"/><text:change-start text:change-id="ct75173792"/>Description<text:change-end text:change-id="ct75173792"/></text:p>
          </table:table-cell>
        </table:table-row>
        <table:table-row table:style-name="Table2.1">
          <table:table-cell table:style-name="Table2.A2" office:value-type="string">
            <text:p text:style-name="P3"><text:change-start text:change-id="ct75174160"/>Byte 1<text:change-end text:change-id="ct75174160"/></text:p>
          </table:table-cell>
          <table:table-cell table:style-name="Table2.A2" office:value-type="string">
            <text:p text:style-name="P3"><text:change-start text:change-id="ct75202112"/>Byte 2<text:change-end text:change-id="ct75202112"/></text:p>
          </table:table-cell>
          <table:table-cell table:style-name="Table2.A2" office:value-type="string">
            <text:p text:style-name="P3"><text:change-start text:change-id="ct63941664"/>Byte 3<text:change-end text:change-id="ct63941664"/></text:p>
          </table:table-cell>
          <table:table-cell table:style-name="Table2.A2" office:value-type="string">
            <text:p text:style-name="P3"><text:change-start text:change-id="ct75173360"/>Byte 4<text:change-end text:change-id="ct75173360"/></text:p>
          </table:table-cell>
          <table:table-cell table:style-name="Table2.A2" office:value-type="string">
            <text:p text:style-name="P3"><text:change-start text:change-id="ct75601376"/>Byte 5<text:change-end text:change-id="ct75601376"/></text:p>
          </table:table-cell>
          <table:table-cell table:style-name="Table2.A2" office:value-type="string">
            <text:p text:style-name="P3"><text:change-start text:change-id="ct75600640"/>Byte 6<text:change-end text:change-id="ct75600640"/></text:p>
          </table:table-cell>
          <table:table-cell table:style-name="Table2.A2" office:value-type="string">
            <text:p text:style-name="P3"><text:change-start text:change-id="ct75202480"/>Byte 7<text:change-end text:change-id="ct75202480"/></text:p>
          </table:table-cell>
          <table:table-cell table:style-name="Table2.A2" office:value-type="string">
            <text:p text:style-name="P3"><text:change-start text:change-id="ct63940992"/>Byte 8<text:change-end text:change-id="ct63940992"/></text:p>
          </table:table-cell>
          <table:covered-table-cell/>
        </table:table-row>
        <table:table-row>
          <table:table-cell table:style-name="Table2.H12" table:number-rows-spanned="10" office:value-type="string">
            <text:p text:style-name="P14"><text:change-start text:change-id="ct55598528"/>01<text:change-end text:change-id="ct55598528"/></text:p>
          </table:table-cell>
          <table:table-cell table:style-name="Table2.H12" table:number-rows-spanned="10" office:value-type="string">
            <text:p text:style-name="P14"><text:change-start text:change-id="ct55598720"/>00<text:change-end text:change-id="ct55598720"/></text:p>
          </table:table-cell>
          <table:table-cell table:style-name="Table2.H12" table:number-rows-spanned="10" office:value-type="string">
            <text:p text:style-name="P14"><text:change-start text:change-id="ct55599136"/>00<text:change-end text:change-id="ct55599136"/></text:p>
          </table:table-cell>
          <table:table-cell table:style-name="Table2.H12" table:number-rows-spanned="10" office:value-type="string">
            <text:p text:style-name="P14"><text:change-start text:change-id="ct55599408"/>00<text:change-end text:change-id="ct55599408"/></text:p>
          </table:table-cell>
          <table:table-cell table:style-name="Table2.H12" table:number-rows-spanned="10" office:value-type="string">
            <text:p text:style-name="P14"><text:change-start text:change-id="ct55599680"/>00<text:change-end text:change-id="ct55599680"/></text:p>
          </table:table-cell>
          <table:table-cell table:style-name="Table2.H12" table:number-rows-spanned="10" office:value-type="string">
            <text:p text:style-name="P14"><text:change-start text:change-id="ct55599952"/>00<text:change-end text:change-id="ct55599952"/></text:p>
          </table:table-cell>
          <table:table-cell table:style-name="Table2.H12" office:value-type="string">
            <text:p text:style-name="P14"><text:change-start text:change-id="ct55600224"/>FF<text:change-end text:change-id="ct55600224"/></text:p>
          </table:table-cell>
          <table:table-cell table:style-name="Table2.H12" office:value-type="string">
            <text:p text:style-name="P14"><text:change-start text:change-id="ct53717568"/>FF<text:change-end text:change-id="ct53717568"/></text:p>
          </table:table-cell>
          <table:table-cell table:style-name="Table2.I12" office:value-type="string">
            <text:p text:style-name="Table_20_Contents"><text:change-start text:change-id="ct53717952"/>Emergency off (de-energize)<text:change-end text:change-id="ct53717952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4"><text:change-start text:change-id="ct53717760"/>FF<text:change-end text:change-id="ct53717760"/></text:p>
          </table:table-cell>
          <table:table-cell table:style-name="Table2.H12" office:value-type="string">
            <text:p text:style-name="P14"><text:change-start text:change-id="ct53719776"/>FE<text:change-end text:change-id="ct53719776"/></text:p>
          </table:table-cell>
          <table:table-cell table:style-name="Table2.I12" office:value-type="string">
            <text:p text:style-name="Table_20_Contents"><text:change-start text:change-id="ct53719120"/>Clear emergency off (energize)<text:change-end text:change-id="ct53719120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4"><text:change-start text:change-id="ct53719472"/>FF<text:change-end text:change-id="ct53719472"/></text:p>
          </table:table-cell>
          <table:table-cell table:style-name="Table2.H12" office:value-type="string">
            <text:p text:style-name="P14"><text:change-start text:change-id="ct53719968"/>F<text:change-end text:change-id="ct53719968"/><text:change-start text:change-id="ct53718384"/>D<text:change-end text:change-id="ct53718384"/></text:p>
          </table:table-cell>
          <table:table-cell table:style-name="Table2.I12" office:value-type="string">
            <text:p text:style-name="Table_20_Contents"><text:change-start text:change-id="ct53718768"/>Emergency stop of all operations<text:change-end text:change-id="ct53718768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4"><text:change-start text:change-id="ct53718576"/>FF<text:change-end text:change-id="ct53718576"/></text:p>
          </table:table-cell>
          <table:table-cell table:style-name="Table2.H12" office:value-type="string">
            <text:p text:style-name="P14"><text:change-start text:change-id="ct87486736"/>FC<text:change-end text:change-id="ct87486736"/></text:p>
          </table:table-cell>
          <table:table-cell table:style-name="Table2.I12" office:value-type="string">
            <text:p text:style-name="Table_20_Contents"><text:change-start text:change-id="ct87486384"/>Clear emer<text:change-end text:change-id="ct87486384"/><text:change-start text:change-id="ct87485808"/>gency stop of all operations<text:change-end text:change-id="ct87485808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4"><text:change-start text:change-id="ct87485568"/>FF<text:change-end text:change-id="ct87485568"/></text:p>
          </table:table-cell>
          <table:table-cell table:style-name="Table2.H12" office:value-type="string">
            <text:p text:style-name="P14"><text:change-start text:change-id="ct87488224"/>F8<text:change-end text:change-id="ct87488224"/></text:p>
          </table:table-cell>
          <table:table-cell table:style-name="Table2.I12" office:value-type="string">
            <text:p text:style-name="Table_20_Contents"><text:change-start text:change-id="ct87486000"/>Node recorded a new <text:change-end text:change-id="ct87486000"/><text:change-start text:change-id="ct87487040"/>log entry<text:change-end text:change-id="ct87487040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4"><text:change-start text:change-id="ct87487776"/>F<text:change-end text:change-id="ct87487776"/><text:change-start text:change-id="ct75305888"/>E<text:change-end text:change-id="ct75305888"/></text:p>
          </table:table-cell>
          <table:table-cell table:style-name="Table2.H12" office:value-type="string">
            <text:p text:style-name="P14"><text:change-start text:change-id="ct87487552"/>00<text:change-end text:change-id="ct87487552"/></text:p>
          </table:table-cell>
          <table:table-cell table:style-name="Table2.I12" office:value-type="string">
            <text:p text:style-name="Table_20_Contents"><text:change-start text:change-id="ct75239776"/>Ident button combination pressed<text:change-end text:change-id="ct75239776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4"><text:change-start text:change-id="ct75308576"/>F<text:change-end text:change-id="ct75308576"/><text:change-start text:change-id="ct75302080"/>D<text:change-end text:change-id="ct75302080"/></text:p>
          </table:table-cell>
          <table:table-cell table:style-name="Table2.H12" office:value-type="string">
            <text:p text:style-name="P14"><text:change-start text:change-id="ct75238304"/>01<text:change-end text:change-id="ct75238304"/></text:p>
          </table:table-cell>
          <table:table-cell table:style-name="Table2.I12" office:value-type="string">
            <text:p text:style-name="Table_20_Contents"><text:change-start text:change-id="ct75459184"/>Link error code 1 – the specific meaning is link wire protocol specific<text:change-end text:change-id="ct75459184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4"><text:change-start text:change-id="ct75458384"/>F<text:change-end text:change-id="ct75458384"/><text:change-start text:change-id="ct75134656"/>D<text:change-end text:change-id="ct75134656"/></text:p>
          </table:table-cell>
          <table:table-cell table:style-name="Table2.H12" office:value-type="string">
            <text:p text:style-name="P14"><text:change-start text:change-id="ct93782960"/>02<text:change-end text:change-id="ct93782960"/></text:p>
          </table:table-cell>
          <table:table-cell table:style-name="Table2.I12" office:value-type="string">
            <text:p text:style-name="Table_20_Contents"><text:change-start text:change-id="ct93783696"/>Link error code 2<text:change-end text:change-id="ct93783696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4"><text:change-start text:change-id="ct75458752"/>F<text:change-end text:change-id="ct75458752"/><text:change-start text:change-id="ct75459856"/>D<text:change-end text:change-id="ct75459856"/></text:p>
          </table:table-cell>
          <table:table-cell table:style-name="Table2.H12" office:value-type="string">
            <text:p text:style-name="P14"><text:change-start text:change-id="ct87118256"/>03<text:change-end text:change-id="ct87118256"/></text:p>
          </table:table-cell>
          <table:table-cell table:style-name="Table2.I12" office:value-type="string">
            <text:p text:style-name="Table_20_Contents"><text:change-start text:change-id="ct93783328"/>Link error cod<text:change-end text:change-id="ct93783328"/><text:change-start text:change-id="ct75239040"/>e 3<text:change-end text:change-id="ct75239040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4"><text:change-start text:change-id="ct75134288"/>F<text:change-end text:change-id="ct75134288"/><text:change-start text:change-id="ct75301344"/>D<text:change-end text:change-id="ct75301344"/></text:p>
          </table:table-cell>
          <table:table-cell table:style-name="Table2.H12" office:value-type="string">
            <text:p text:style-name="P14"><text:change-start text:change-id="ct75459488"/>04<text:change-end text:change-id="ct75459488"/></text:p>
          </table:table-cell>
          <table:table-cell table:style-name="Table2.I12" office:value-type="string">
            <text:p text:style-name="Table_20_Contents"><text:change-start text:change-id="ct74650944"/>Link error code 4<text:change-end text:change-id="ct74650944"/></text:p>
          </table:table-cell>
        </table:table-row>
      </table:table>
      <text:h text:style-name="P30" text:outline-level="2"><text:change-start text:change-id="ct75135024"/></text:h>
      <text:h text:style-name="P2" text:outline-level="2"><text:change-end text:change-id="ct75135024"/><text:change text:change-id="ct75717632"/><text:change text:change-id="ct87117520"/><text:change-start text:change-id="ct87117888"/>W<text:change-end text:change-id="ct87117888"/>ell-<text:change text:change-id="ct75602000"/><text:change-start text:change-id="ct74650432"/>K<text:change-end text:change-id="ct74650432"/>nown<text:change text:change-id="ct75719136"/><text:change text:change-id="ct75718944"/><text:change text:change-id="ct75718752"/><text:change-start text:change-id="ct74651184"/></text:h>
      <text:p text:style-name="Standard">The following events identifiers are not automatically routed.<text:change-end text:change-id="ct74651184"/><text:change-start text:change-id="ct75202848"/>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3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3">Suffix</text:p>
          </table:table-cell>
          <table:covered-table-cell/>
          <table:table-cell table:style-name="Table4.I1" table:number-rows-spanned="2" office:value-type="string">
            <text:p text:style-name="P3">Description</text:p>
          </table:table-cell>
        </table:table-row>
        <table:table-row table:style-name="Table4.1">
          <table:table-cell table:style-name="Table4.A2" office:value-type="string">
            <text:p text:style-name="P3">Byte 1</text:p>
          </table:table-cell>
          <table:table-cell table:style-name="Table4.A2" office:value-type="string">
            <text:p text:style-name="P3">Byte 2</text:p>
          </table:table-cell>
          <table:table-cell table:style-name="Table4.A2" office:value-type="string">
            <text:p text:style-name="P3">Byte 3</text:p>
          </table:table-cell>
          <table:table-cell table:style-name="Table4.A2" office:value-type="string">
            <text:p text:style-name="P3">Byte 4</text:p>
          </table:table-cell>
          <table:table-cell table:style-name="Table4.A2" office:value-type="string">
            <text:p text:style-name="P3">Byte 5</text:p>
          </table:table-cell>
          <table:table-cell table:style-name="Table4.A2" office:value-type="string">
            <text:p text:style-name="P3">Byte 6</text:p>
          </table:table-cell>
          <table:table-cell table:style-name="Table4.A2" office:value-type="string">
            <text:p text:style-name="P3">Byte 7</text:p>
          </table:table-cell>
          <table:table-cell table:style-name="Table4.A2" office:value-type="string">
            <text:p text:style-name="P3">Byte 8</text:p>
          </table:table-cell>
          <table:covered-table-cell/>
        </table:table-row>
        <table:table-row>
          <table:table-cell table:style-name="Table4.H8" table:number-rows-spanned="6" office:value-type="string">
            <text:p text:style-name="P14">01</text:p>
          </table:table-cell>
          <table:table-cell table:style-name="Table4.H8" table:number-rows-spanned="6" office:value-type="string">
            <text:p text:style-name="P14">01</text:p>
          </table:table-cell>
          <table:table-cell table:style-name="Table4.H8" table:number-rows-spanned="6" office:value-type="string">
            <text:p text:style-name="P14">00</text:p>
          </table:table-cell>
          <table:table-cell table:style-name="Table4.H8" table:number-rows-spanned="6" office:value-type="string">
            <text:p text:style-name="P14">00</text:p>
          </table:table-cell>
          <table:table-cell table:style-name="Table4.H8" table:number-rows-spanned="6" office:value-type="string">
            <text:p text:style-name="P14">00</text:p>
          </table:table-cell>
          <table:table-cell table:style-name="Table4.H8" table:number-rows-spanned="6" office:value-type="string">
            <text:p text:style-name="P14">00</text:p>
          </table:table-cell>
          <table:table-cell table:style-name="Table4.H8" office:value-type="string">
            <text:p text:style-name="P14">02</text:p>
          </table:table-cell>
          <table:table-cell table:style-name="Table4.H8" office:value-type="string">
            <text:p text:style-name="P14">01</text:p>
          </table:table-cell>
          <table:table-cell table:style-name="Table4.I8" office:value-type="string">
            <text:p text:style-name="Table_20_Contents">Duplicate Node ID d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4">03</text:p>
          </table:table-cell>
          <table:table-cell table:style-name="Table4.H8" office:value-type="string">
            <text:p text:style-name="P14">*</text:p>
          </table:table-cell>
          <table:table-cell table:style-name="Table4.I8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4">03</text:p>
          </table:table-cell>
          <table:table-cell table:style-name="Table4.H8" office:value-type="string">
            <text:p text:style-name="P14">01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4">03</text:p>
          </table:table-cell>
          <table:table-cell table:style-name="Table4.H8" office:value-type="string">
            <text:p text:style-name="P14">02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4">03</text:p>
          </table:table-cell>
          <table:table-cell table:style-name="Table4.H8" office:value-type="string">
            <text:p text:style-name="P14">03</text:p>
          </table:table-cell>
          <table:table-cell table:style-name="Table4.I8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4">03</text:p>
          </table:table-cell>
          <table:table-cell table:style-name="Table4.H8" office:value-type="string">
            <text:p text:style-name="P14">04</text:p>
          </table:table-cell>
          <table:table-cell table:style-name="Table4.I8" office:value-type="string">
            <text:p text:style-name="Table_20_Contents">This node is a Traction Proxy</text:p>
          </table:table-cell>
        </table:table-row>
      </table:table>
      <text:p text:style-name="P4"><text:change-end text:change-id="ct75202848"/><text:change text:change-id="ct75286464"/><text:change text:change-id="ct75092672"/><text:change text:change-id="ct9377891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8"><text:s/>1 Introduction (Informative)<text:tab/>1</text:p>
          <text:p text:style-name="P18"><text:s/>2 References and Context (Informative)<text:tab/>1</text:p>
          <text:p text:style-name="P18"><text:s/>3 Format<text:tab/>1</text:p>
          <text:p text:style-name="P18"><text:s/>4 Allocation<text:tab/>2</text:p>
          <text:p text:style-name="P17"><text:s/>4.1 Node ID Based<text:tab/>2</text:p>
          <text:p text:style-name="P17"><text:s/>4.2 Well-Known, Automatically-Routed<text:tab/>3</text:p>
          <text:p text:style-name="P17"><text:s/>4.3 Well-Known, Not Automatically-Routed:<text:tab/>4</text:p>
        </text:index-body>
      </text:table-of-conten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58in" fo:margin-left="0.1833in" fo:margin-right="-0.0792in" table:align="margins" style:writing-mode="lr-tb"/>
    </style:style>
    <style:style style:name="Table1.A" style:family="table-column">
      <style:table-column-properties style:column-width="3.3111in" style:rel-column-width="33927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566in" style:rel-column-width="16045*"/>
    </style:style>
    <style:style style:name="Table1.D" style:family="table-column">
      <style:table-column-properties style:column-width="1.2708in" style:rel-column-width="1302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75352144" text:id="ct75352144">
            <text:deletion>
              <office:change-info>
                <dc:creator>Stuart Baker</dc:creator>
                <dc:date>2015-02-06T23:31:00</dc:date>
              </office:change-info>
              <text:p text:style-name="MP1">raesent GravidaP</text:p>
            </text:deletion>
          </text:changed-region>
          <text:changed-region xml:id="ct75341136" text:id="ct75341136">
            <text:deletion>
              <office:change-info>
                <dc:creator>Stuart Baker</dc:creator>
                <dc:date>2015-02-07T04:11:00</dc:date>
              </office:change-info>
              <text:p text:style-name="MP1">-CAN </text:p>
            </text:deletion>
          </text:changed-region>
          <text:changed-region xml:id="ct75352368" text:id="ct75352368">
            <text:insertion>
              <office:change-info>
                <dc:creator>Stuart Baker</dc:creator>
                <dc:date>2015-02-07T04:11:00</dc:date>
              </office:change-info>
            </text:insertion>
          </text:changed-region>
          <text:changed-region xml:id="ct75352560" text:id="ct75352560">
            <text:insertion>
              <office:change-info>
                <dc:creator>Stuart Baker</dc:creator>
                <dc:date>2015-02-06T23:31:00</dc:date>
              </office:change-info>
            </text:insertion>
          </text:changed-region>
          <text:changed-region xml:id="ct75352752" text:id="ct75352752">
            <text:deletion>
              <office:change-info>
                <dc:creator>Stuart Baker</dc:creator>
                <dc:date>2015-02-07T04:11:00</dc:date>
              </office:change-info>
              <text:p text:style-name="MP1"><text:s/></text:p>
            </text:deletion>
          </text:changed-region>
          <text:changed-region xml:id="ct75352944" text:id="ct75352944">
            <text:insertion>
              <office:change-info>
                <dc:creator>Stuart Baker</dc:creator>
                <dc:date>2015-02-07T04:11:00</dc:date>
              </office:change-info>
            </text:insertion>
          </text:changed-region>
          <text:changed-region xml:id="ct75549168" text:id="ct75549168">
            <text:deletion>
              <office:change-info>
                <dc:creator>Stuart Baker</dc:creator>
                <dc:date>2015-02-06T23:31:00</dc:date>
              </office:change-info>
              <text:p text:style-name="MP1"><text:s/>or Technical Note</text:p>
            </text:deletion>
          </text:changed-region>
        </text:tracked-changes>
        <text:p text:style-name="MP1"><draw:custom-shape text:anchor-type="char" draw:z-index="4" draw:name="PowerPlusWaterMarkObject3" draw:style-name="Mgr1" draw:text-style-name="MP3" svg:width="6.5461in" svg:height="2.6185in" draw:transform="skewX (6.73624118882306E-017) rotate (0.785398163397448) translate (1.47222222222222in 4.63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75352144"/><text:change text:change-id="ct75341136"/><text:change-start text:change-id="ct75352368"/> <text:change-end text:change-id="ct75352368"/><text:change-start text:change-id="ct75352560"/>Event I<text:change-end text:change-id="ct75352560"/><text:change text:change-id="ct75352752"/><text:change-start text:change-id="ct75352944"/>dentifiers <text:change-end text:change-id="ct75352944"/>Standard<text:change text:change-id="ct75549168"/></text:p>
      </style:header>
      <style:footer>
        <text:tracked-changes>
          <text:changed-region xml:id="ct75677040" text:id="ct75677040">
            <text:deletion>
              <office:change-info>
                <dc:creator>Stuart Baker</dc:creator>
                <dc:date>2015-02-06T22:47:00</dc:date>
              </office:change-info>
              <text:p text:style-name="MP4"><text:span text:style-name="MT2">Copyright 2010, by J. Day, D. Harris, B. Jacobsen, and A. Shepherd</text:span></text:p>
            </text:deletion>
          </text:changed-region>
          <text:changed-region xml:id="ct75363440" text:id="ct75363440">
            <text:insertion>
              <office:change-info>
                <dc:creator>Stuart Baker</dc:creator>
                <dc:date>2015-02-06T22:47:00</dc:date>
              </office:change-info>
            </text:insertion>
          </text:changed-region>
        </text:tracked-changes>
        <text:p text:style-name="MP4"><text:change text:change-id="ct75677040"/><text:change-start text:change-id="ct75363440"/><text:span text:style-name="Page_20_Number"><text:span text:style-name="MT3">Copyright 2010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75363440"/><text:span text:style-name="MT3"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5</text:page-count></text:span></text:span><text:span text:style-name="Page_20_Number"><text:span text:style-name="MT3"> - </text:span></text:span><text:span text:style-name="Page_20_Number"><text:span text:style-name="MT3"><text:date style:data-style-name="N120" text:date-value="2015-02-08T12:57:07.325077028">2/8/2015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75358224" text:id="ct75358224">
            <text:deletion>
              <office:change-info>
                <dc:creator>Stuart Baker</dc:creator>
                <dc:date>2015-02-07T02:51:00</dc:date>
              </office:change-info>
              <text:p text:style-name="MP7">OpenLCB </text:p>
            </text:deletion>
          </text:changed-region>
          <text:changed-region xml:id="ct75359200" text:id="ct75359200">
            <text:insertion>
              <office:change-info>
                <dc:creator>Jim Kueneman</dc:creator>
                <dc:date>2015-02-07T20:38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6.73624118882306E-017) rotate (0.785398163397448) translate (0.00972222222222222in 5.1820811461067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5358224"/>Event Identifiers<text:change-start text:change-id="ct75359200"/>f<text:change-end text:change-id="ct7535920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2-08T12:57:07.332090795">Feb 8, 2015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MP8"/>
      </style:header>
      <style:footer>
        <text:tracked-changes>
          <text:changed-region xml:id="ct75358416" text:id="ct75358416">
            <text:deletion>
              <office:change-info>
                <dc:creator>Jim Kueneman</dc:creator>
                <dc:date>2015-02-07T20:36:00</dc:date>
              </office:change-info>
              <text:p text:style-name="MP9"><text:span text:style-name="Page_20_Number"><text:span text:style-name="MT3">2011</text:span></text:span></text:p>
            </text:deletion>
          </text:changed-region>
          <text:changed-region xml:id="ct74993312" text:id="ct74993312">
            <text:insertion>
              <office:change-info>
                <dc:creator>Jim Kueneman</dc:creator>
                <dc:date>2015-02-07T20:36:00</dc:date>
              </office:change-info>
            </text:insertion>
          </text:changed-region>
          <text:changed-region xml:id="ct75004352" text:id="ct75004352">
            <text:deletion>
              <office:change-info>
                <dc:creator>Bob Jacobsen</dc:creator>
                <dc:date>2013-02-06T22:35:00</dc:date>
              </office:change-info>
              <text:p text:style-name="MP9"><text:span text:style-name="Page_20_Number"><text:span text:style-name="MT6"><text:date style:data-style-name="N120" text:date-value="2015-02-08T12:57:07.333004213">2/8/2015</text:date></text:span></text:span></text:p>
            </text:deletion>
          </text:changed-region>
          <text:changed-region xml:id="ct75007728" text:id="ct75007728">
            <text:insertion>
              <office:change-info>
                <dc:creator>Bob Jacobsen</dc:creator>
                <dc:date>2013-02-06T22:35:00</dc:date>
              </office:change-info>
            </text:insertion>
          </text:changed-region>
        </text:tracked-changes>
        <text:p text:style-name="MP9"><text:span text:style-name="Page_20_Number"><text:span text:style-name="MT3">Copyright </text:span></text:span><text:change text:change-id="ct75358416"/><text:change-start text:change-id="ct74993312"/><text:span text:style-name="Page_20_Number"><text:span text:style-name="MT4">2011-215</text:span></text:span><text:change-end text:change-id="ct74993312"/><text:span text:style-name="Page_20_Number"><text:span text:style-name="MT3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5"><text:tab/></text:span><text:span text:style-name="MT6">Page </text:span><text:span text:style-name="Page_20_Number"><text:span text:style-name="MT6"><text:page-number text:select-page="current">5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change text:change-id="ct75004352"/><text:change-start text:change-id="ct75007728"/><text:span text:style-name="Page_20_Number"><text:span text:style-name="MT3"><text:date style:data-style-name="N75" text:date-value="2015-02-08T12:57:07.336089592">Feb 8, 2015</text:date></text:span></text:span><text:change-end text:change-id="ct75007728"/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98</meta:editing-cycles>
    <meta:editing-duration>PT18H54M55S</meta:editing-duration>
    <meta:generator>LibreOffice/4.2.7.2$Linux_X86_64 LibreOffice_project/420m0$Build-2</meta:generator>
    <dc:date>2015-02-08T12:57:07.246874493</dc:date>
    <dc:creator>Stuart Baker</dc:creator>
    <meta:keyword>OpenLCB Event Identifiers</meta:keyword>
    <meta:document-statistic meta:table-count="4" meta:image-count="1" meta:object-count="0" meta:page-count="5" meta:paragraph-count="141" meta:word-count="537" meta:character-count="3062" meta:non-whitespace-character-count="2616"/>
    <meta:user-defined meta:name="Info 1"/>
    <meta:user-defined meta:name="Info 2"/>
    <meta:user-defined meta:name="Info 3"/>
    <meta:user-defined meta:name="Info 4"/>
  </office:meta>
</office:document-meta>
</file>